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7.8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520701">
            <text:p>7.520701</text:p>
          </table:table-cell>
          <table:table-cell table:formula="of:=MEDIAN([.D1:.D10])" office:value-type="float" office:value="7.2782375">
            <text:p>7.2782375</text:p>
          </table:table-cell>
          <table:table-cell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048847">
            <text:p>7.048847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701598">
            <text:p>7.701598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21286">
            <text:p>7.221286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46593">
            <text:p>7.446593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75348">
            <text:p>7.275348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50226">
            <text:p>7.450226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17945">
            <text:p>7.217945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30014">
            <text:p>7.230014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81127">
            <text:p>7.281127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5563">
            <text:p>4.275563</text:p>
          </table:table-cell>
          <table:table-cell table:formula="of:=MEDIAN([.D11:.D20])" office:value-type="float" office:value="4.273745">
            <text:p>4.273745</text:p>
          </table:table-cell>
          <table:table-cell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64">
            <text:p>4.27364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422">
            <text:p>4.27422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5796">
            <text:p>4.275796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2798">
            <text:p>4.272798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85">
            <text:p>4.27385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6345">
            <text:p>4.276345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253">
            <text:p>4.273253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2124">
            <text:p>4.272124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052">
            <text:p>4.273052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8628">
            <text:p>4.888628</text:p>
          </table:table-cell>
          <table:table-cell table:formula="of:=MEDIAN([.D21:.D30])" office:value-type="float" office:value="4.888607">
            <text:p>4.888607</text:p>
          </table:table-cell>
          <table:table-cell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8586">
            <text:p>4.888586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085">
            <text:p>4.89085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72428">
            <text:p>4.972428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0251">
            <text:p>4.890251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7003">
            <text:p>4.887003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0384">
            <text:p>4.890384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4445">
            <text:p>4.884445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7859">
            <text:p>4.887859</text:p>
          </table:table-cell>
          <table:table-cell table:number-columns-repeated="2"/>
        </table:table-row>
        <table:table-row table:style-name="ro1">
          <table:table-cell office:value-type="string">
            <text:p>pocl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3376">
            <text:p>4.883376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2774">
            <text:p>7.42774</text:p>
          </table:table-cell>
          <table:table-cell table:formula="of:=MEDIAN([.D31:.D40])" office:value-type="float" office:value="7.389084">
            <text:p>7.389084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52153">
            <text:p>7.252153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90657">
            <text:p>7.490657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19379">
            <text:p>7.419379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57431">
            <text:p>7.457431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87628">
            <text:p>7.387628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9054">
            <text:p>7.39054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188792">
            <text:p>7.188792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33498">
            <text:p>7.333498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53707">
            <text:p>7.353707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45963">
            <text:p>7.45963</text:p>
          </table:table-cell>
          <table:table-cell table:formula="of:=MEDIAN([.D41:.D50])" office:value-type="float" office:value="7.204606">
            <text:p>7.204606</text:p>
          </table:table-cell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63487">
            <text:p>7.363487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211695">
            <text:p>7.21169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70167">
            <text:p>7.370167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090435">
            <text:p>7.09043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197517">
            <text:p>7.197517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091506">
            <text:p>7.091506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146231">
            <text:p>7.146231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350314">
            <text:p>7.350314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7.06965">
            <text:p>7.0696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80046">
            <text:p>4.280046</text:p>
          </table:table-cell>
          <table:table-cell table:formula="of:=MEDIAN([.D51:.D60])" office:value-type="float" office:value="4.2782375">
            <text:p>4.2782375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406">
            <text:p>4.273406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505">
            <text:p>4.273505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4492">
            <text:p>4.274492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300512">
            <text:p>4.300512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7786">
            <text:p>4.277786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2651">
            <text:p>4.272651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8689">
            <text:p>4.278689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93053">
            <text:p>4.293053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315495">
            <text:p>4.315495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18123">
            <text:p>4.918123</text:p>
          </table:table-cell>
          <table:table-cell table:formula="of:=MEDIAN([.D61:.D70])" office:value-type="float" office:value="4.888119">
            <text:p>4.888119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6403">
            <text:p>4.886403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4979">
            <text:p>4.884979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8171">
            <text:p>4.888171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7546">
            <text:p>4.897546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7863">
            <text:p>4.887863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3401">
            <text:p>4.883401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8067">
            <text:p>4.888067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19346">
            <text:p>4.919346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11579">
            <text:p>4.911579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412757">
            <text:p>4.412757</text:p>
          </table:table-cell>
          <table:table-cell table:formula="of:=MEDIAN([.D71:.D80])" office:value-type="float" office:value="4.286189">
            <text:p>4.286189</text:p>
          </table:table-cell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319138">
            <text:p>4.319138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96462">
            <text:p>4.296462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8904">
            <text:p>4.278904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30071">
            <text:p>4.30071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91475">
            <text:p>4.29147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536">
            <text:p>4.273536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80903">
            <text:p>4.280903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3895">
            <text:p>4.27389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4.272793">
            <text:p>4.272793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02577">
            <text:p>4.902577</text:p>
          </table:table-cell>
          <table:table-cell table:formula="of:=MEDIAN([.D81:.D90])" office:value-type="float" office:value="4.9037495">
            <text:p>4.9037495</text:p>
          </table:table-cell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0743">
            <text:p>4.890743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91989">
            <text:p>4.891989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04922">
            <text:p>4.904922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31605">
            <text:p>4.93160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68011">
            <text:p>4.968011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40714">
            <text:p>4.940714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906795">
            <text:p>4.906795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4917">
            <text:p>4.884917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1">
          <table:table-cell office:value-type="string">
            <text:p>cake</text:p>
          </table:table-cell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4.885248">
            <text:p>4.885248</text:p>
          </table:table-cell>
          <table:table-cell/>
          <table:table-cell office:value-type="string">
            <text:p>-reassociate -loop-simplify -indvars -licm -loop-unswitch -loop-unroll -gvn -sccp -loop-deletion -instcombine -adce -simplifycfg</text:p>
          </table:table-cell>
        </table:table-row>
        <table:table-row table:style-name="ro2" table:number-rows-repeated="104848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7" table:number-columns-repeated="4" table:default-cell-style-name="Default"/>
        <table:table-column table:style-name="co7" table:default-cell-style-name="ce1"/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edian</text:p>
          </table:table-cell>
          <table:table-cell office:value-type="string">
            <text:p>speedup</text:p>
          </table:table-cell>
        </table:table-row>
        <table:table-row table:style-name="ro1">
          <table:table-cell/>
          <table:table-cell office:value-type="string">
            <text:p>fmma</text:p>
          </table:table-cell>
          <table:table-cell office:value-type="string">
            <text:p>pocl</text:p>
          </table:table-cell>
          <table:table-cell office:value-type="float" office:value="7.2782375">
            <text:p>7.2782375</text:p>
          </table:table-cell>
          <table:table-cell table:formula="of:=[.D3]/[.D3]" office:value-type="percentage" office:value="1">
            <text:p>100.00%</text:p>
          </table:table-cell>
        </table:table-row>
        <table:table-row table:style-name="ro1">
          <table:table-cell/>
          <table:table-cell office:value-type="string">
            <text:p>fmma</text:p>
          </table:table-cell>
          <table:table-cell office:value-type="string">
            <text:p>cake</text:p>
          </table:table-cell>
          <table:table-cell office:value-type="float" office:value="7.389084">
            <text:p>7.389084</text:p>
          </table:table-cell>
          <table:table-cell table:formula="of:=[.D3]/[.D4]" office:value-type="percentage" office:value="0.984998614171932">
            <text:p>98.50%</text:p>
          </table:table-cell>
        </table:table-row>
        <table:table-row table:style-name="ro1">
          <table:table-cell/>
          <table:table-cell office:value-type="string">
            <text:p>fmma</text:p>
          </table:table-cell>
          <table:table-cell office:value-type="string">
            <text:p>cake-opt</text:p>
          </table:table-cell>
          <table:table-cell office:value-type="float" office:value="7.204606">
            <text:p>7.204606</text:p>
          </table:table-cell>
          <table:table-cell table:formula="of:=[.D3]/[.D5]" office:value-type="percentage" office:value="1.01022005922322">
            <text:p>101.02%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blur_hor</text:p>
          </table:table-cell>
          <table:table-cell office:value-type="string">
            <text:p>pocl</text:p>
          </table:table-cell>
          <table:table-cell office:value-type="float" office:value="4.273745">
            <text:p>4.273745</text:p>
          </table:table-cell>
          <table:table-cell/>
        </table:table-row>
        <table:table-row table:style-name="ro1">
          <table:table-cell/>
          <table:table-cell office:value-type="string">
            <text:p>blur_hor</text:p>
          </table:table-cell>
          <table:table-cell office:value-type="string">
            <text:p>cake</text:p>
          </table:table-cell>
          <table:table-cell office:value-type="float" office:value="4.2782375">
            <text:p>4.2782375</text:p>
          </table:table-cell>
          <table:table-cell/>
        </table:table-row>
        <table:table-row table:style-name="ro1">
          <table:table-cell/>
          <table:table-cell office:value-type="string">
            <text:p>blur_hor</text:p>
          </table:table-cell>
          <table:table-cell office:value-type="string">
            <text:p>cake-opt</text:p>
          </table:table-cell>
          <table:table-cell office:value-type="float" office:value="4.286189">
            <text:p>4.28618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blur_ver</text:p>
          </table:table-cell>
          <table:table-cell office:value-type="string">
            <text:p>pocl</text:p>
          </table:table-cell>
          <table:table-cell office:value-type="float" office:value="4.888607">
            <text:p>4.888607</text:p>
          </table:table-cell>
          <table:table-cell/>
        </table:table-row>
        <table:table-row table:style-name="ro1">
          <table:table-cell/>
          <table:table-cell office:value-type="string">
            <text:p>blur_ver</text:p>
          </table:table-cell>
          <table:table-cell office:value-type="string">
            <text:p>cake</text:p>
          </table:table-cell>
          <table:table-cell office:value-type="float" office:value="4.888119">
            <text:p>4.888119</text:p>
          </table:table-cell>
          <table:table-cell/>
        </table:table-row>
        <table:table-row table:style-name="ro1">
          <table:table-cell/>
          <table:table-cell office:value-type="string">
            <text:p>blur_ver</text:p>
          </table:table-cell>
          <table:table-cell office:value-type="string">
            <text:p>cake-opt</text:p>
          </table:table-cell>
          <table:table-cell office:value-type="float" office:value="4.9037495">
            <text:p>4.9037495</text:p>
          </table:table-cell>
          <table:table-cell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71:Sheet1.D9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2T16:36:36</dc:date>
    <meta:document-statistic meta:table-count="2" meta:cell-count="431" meta:object-count="0"/>
    <meta:generator>LibreOffice/4.0.2.2$Linux_X86_64 LibreOffice_project/400m0$Build-2</meta:generator>
  </office:meta>
</office:document-meta>
</file>